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114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irst_Run</text:p>
          </table:table-cell>
          <table:covered-table-cell table:style-name="ce9"/>
          <table:covered-table-cell table:style-name="ce1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arameters</text:p>
          </table:table-cell>
          <table:covered-table-cell table:style-name="ce1"/>
          <table:table-cell table:style-name="ce1"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</text:p>
          </table:table-cell>
          <table:table-cell table:style-name="ce9" office:value-type="float" office:value="0.03" calcext:value-type="float">
            <text:p>0.03</text:p>
          </table:table-cell>
          <table:table-cell table:style-name="ce4" office:value-type="float" office:value="40.1041666667" calcext:value-type="float" table:number-columns-spanned="1" table:number-rows-spanned="7">
            <text:p>40.104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_overlap </text:p>
          </table:table-cell>
          <table:table-cell table:style-name="ce9" office:value-type="float" office:value="0.015" calcext:value-type="float">
            <text:p>0.015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voiced_threshold_mul </text:p>
          </table:table-cell>
          <table:table-cell table:style-name="ce9" office:value-type="float" office:value="0.05" calcext:value-type="float">
            <text:p>0.05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voiced_threshold_range</text:p>
          </table:table-cell>
          <table:table-cell table:style-name="ce9" office:value-type="float" office:value="100" calcext:value-type="float">
            <text:p>100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n_mixtures 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max_iterations </text:p>
          </table:table-cell>
          <table:table-cell table:style-name="ce9" office:value-type="float" office:value="100" calcext:value-type="float">
            <text:p>100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alc_deltas</text:p>
          </table:table-cell>
          <table:table-cell table:style-name="ce10" office:value-type="boolean" office:boolean-value="false" calcext:value-type="boolean">
            <text:p>FALSE</text:p>
          </table:table-cell>
          <table:covered-table-cell table:style-name="ce13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Expt 1 : <text:s/>Increasing Number of Mixtur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_mixtures 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 table:number-columns-spanned="2" table:number-rows-spanned="1">
            <text:p>Other Parameters</text:p>
          </table:table-cell>
          <table:covered-table-cell table:style-name="ce3"/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1" office:value-type="float" office:value="39.84375" calcext:value-type="float">
            <text:p>39.84375</text:p>
          </table:table-cell>
          <table:table-cell office:value-type="string" calcext:value-type="string">
            <text:p>window </text:p>
          </table:table-cell>
          <table:table-cell table:style-name="ce4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1" office:value-type="float" office:value="41.9270833333" calcext:value-type="float">
            <text:p>41.9270833333</text:p>
          </table:table-cell>
          <table:table-cell office:value-type="string" calcext:value-type="string">
            <text:p>window_overlap </text:p>
          </table:table-cell>
          <table:table-cell table:style-name="ce4" office:value-type="float" office:value="0.015" calcext:value-type="float">
            <text:p>0.015</text:p>
          </table:table-cell>
          <table:table-cell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2" office:value-type="float" office:value="45.3125" calcext:value-type="float">
            <text:p>45.3125</text:p>
          </table:table-cell>
          <table:table-cell office:value-type="string" calcext:value-type="string">
            <text:p>voiced_threshold_mul </text:p>
          </table:table-cell>
          <table:table-cell table:style-name="ce4" office:value-type="float" office:value="0.05" calcext:value-type="float">
            <text:p>0.05</text:p>
          </table:table-cell>
          <table:table-cell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1" office:value-type="float" office:value="45.3125" calcext:value-type="float">
            <text:p>45.3125</text:p>
          </table:table-cell>
          <table:table-cell office:value-type="string" calcext:value-type="string">
            <text:p>voiced_threshold_range</text:p>
          </table:table-cell>
          <table:table-cell table:style-name="ce4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11" office:value-type="float" office:value="44.53125" calcext:value-type="float">
            <text:p>44.53125</text:p>
          </table:table-cell>
          <table:table-cell office:value-type="string" calcext:value-type="string">
            <text:p>max_iterations </text:p>
          </table:table-cell>
          <table:table-cell table:style-name="ce4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1" office:value-type="float" office:value="41.6666666667" calcext:value-type="float">
            <text:p>41.6666666667</text:p>
          </table:table-cell>
          <table:table-cell office:value-type="string" calcext:value-type="string">
            <text:p>calc_deltas</text:p>
          </table:table-cell>
          <table:table-cell table:style-name="ce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Expt 2: Calculating Delta featur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calc_deltas</text:p>
          </table:table-cell>
          <table:table-cell table:style-name="ce3" office:value-type="string" calcext:value-type="string">
            <text:p>n_mixtures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 table:number-columns-spanned="2" table:number-rows-spanned="1">
            <text:p>Other Parameters</text:p>
          </table:table-cell>
          <table:covered-table-cell table:style-name="ce3"/>
        </table:table-row>
        <table:table-row table:style-name="ro1">
          <table:table-cell table:style-name="ce5" office:value-type="boolean" office:boolean-value="true" calcext:value-type="boolean">
            <text:p>TRUE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35.67 <text:s/>(did not converge)</text:p>
          </table:table-cell>
          <table:table-cell table:style-name="ce11" office:value-type="string" calcext:value-type="string">
            <text:p>window </text:p>
          </table:table-cell>
          <table:table-cell table:style-name="ce4" office:value-type="float" office:value="0.03" calcext:value-type="float">
            <text:p>0.03</text:p>
          </table:table-cell>
        </table:table-row>
        <table:table-row table:style-name="ro1">
          <table:table-cell table:style-name="ce5" office:value-type="boolean" office:boolean-value="true" calcext:value-type="boolean">
            <text:p>TRUE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43.75" calcext:value-type="float">
            <text:p>43.75</text:p>
          </table:table-cell>
          <table:table-cell table:style-name="ce11" office:value-type="string" calcext:value-type="string">
            <text:p>window_overlap </text:p>
          </table:table-cell>
          <table:table-cell table:style-name="ce4" office:value-type="float" office:value="0.015" calcext:value-type="float">
            <text:p>0.015</text:p>
          </table:table-cell>
        </table:table-row>
        <table:table-row table:style-name="ro1">
          <table:table-cell table:style-name="ce5" office:value-type="boolean" office:boolean-value="true" calcext:value-type="boolean">
            <text:p>TRUE</text:p>
          </table:table-cell>
          <table:table-cell table:style-name="ce4" office:value-type="float" office:value="64" calcext:value-type="float">
            <text:p>64</text:p>
          </table:table-cell>
          <table:table-cell office:value-type="float" office:value="45.3125" calcext:value-type="float">
            <text:p>45.3125</text:p>
          </table:table-cell>
          <table:table-cell table:style-name="ce11" office:value-type="string" calcext:value-type="string">
            <text:p>voiced_threshold_mul </text:p>
          </table:table-cell>
          <table:table-cell table:style-name="ce4" office:value-type="float" office:value="0.05" calcext:value-type="float">
            <text:p>0.05</text:p>
          </table:table-cell>
        </table:table-row>
        <table:table-row table:style-name="ro1">
          <table:table-cell table:style-name="ce6" office:value-type="boolean" office:boolean-value="true" calcext:value-type="boolean">
            <text:p>TRUE</text:p>
          </table:table-cell>
          <table:table-cell table:style-name="ce3" office:value-type="float" office:value="128" calcext:value-type="float">
            <text:p>128</text:p>
          </table:table-cell>
          <table:table-cell table:style-name="ce12" office:value-type="float" office:value="46.09375" calcext:value-type="float">
            <text:p>46.09375</text:p>
          </table:table-cell>
          <table:table-cell table:style-name="ce11" office:value-type="string" calcext:value-type="string">
            <text:p>voiced_threshold_range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boolean" office:boolean-value="true" calcext:value-type="boolean">
            <text:p>TRUE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43.2291666667" calcext:value-type="float">
            <text:p>43.2291666667</text:p>
          </table:table-cell>
          <table:table-cell table:style-name="ce11" office:value-type="string" calcext:value-type="string">
            <text:p>max_iterations 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boolean" office:boolean-value="true" calcext:value-type="boolean">
            <text:p>TRUE</text:p>
          </table:table-cell>
          <table:table-cell table:style-name="ce4" office:value-type="float" office:value="512" calcext:value-type="float">
            <text:p>512</text:p>
          </table:table-cell>
          <table:table-cell office:value-type="float" office:value="40.3645833333" calcext:value-type="float">
            <text:p>40.3645833333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Expt 3: Increasing Iteration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max_iterations 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 table:number-columns-spanned="2" table:number-rows-spanned="1">
            <text:p>Other Parameters</text:p>
          </table:table-cell>
          <table:covered-table-cell table:style-name="ce3"/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1.9270833333" calcext:value-type="float">
            <text:p>41.9270833333</text:p>
          </table:table-cell>
          <table:table-cell office:value-type="string" calcext:value-type="string">
            <text:p>window </text:p>
          </table:table-cell>
          <table:table-cell table:style-name="ce4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5.3125" calcext:value-type="float">
            <text:p>45.3125</text:p>
          </table:table-cell>
          <table:table-cell office:value-type="string" calcext:value-type="string">
            <text:p>window_overlap </text:p>
          </table:table-cell>
          <table:table-cell table:style-name="ce4" office:value-type="float" office:value="0.015" calcext:value-type="float">
            <text:p>0.015</text:p>
          </table:table-cell>
          <table:table-cell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2.96875" calcext:value-type="float">
            <text:p>42.96875</text:p>
          </table:table-cell>
          <table:table-cell office:value-type="string" calcext:value-type="string">
            <text:p>voiced_threshold_mul </text:p>
          </table:table-cell>
          <table:table-cell table:style-name="ce4" office:value-type="float" office:value="0.05" calcext:value-type="float">
            <text:p>0.05</text:p>
          </table:table-cell>
          <table:table-cell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45.3125" calcext:value-type="float">
            <text:p>45.3125</text:p>
          </table:table-cell>
          <table:table-cell office:value-type="string" calcext:value-type="string">
            <text:p>voiced_threshold_range</text:p>
          </table:table-cell>
          <table:table-cell table:style-name="ce4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n_mixtures </text:p>
          </table:table-cell>
          <table:table-cell table:style-name="ce9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calc_deltas</text:p>
          </table:table-cell>
          <table:table-cell table:style-name="ce5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Expt 4: With voiced and unvoiced compone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arameters</text:p>
          </table:table-cell>
          <table:covered-table-cell table:style-name="ce1"/>
          <table:table-cell table:style-name="ce1"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</text:p>
          </table:table-cell>
          <table:table-cell table:style-name="ce9" office:value-type="float" office:value="0.03" calcext:value-type="float">
            <text:p>0.03</text:p>
          </table:table-cell>
          <table:table-cell table:style-name="ce4" office:value-type="float" office:value="42.7083333333" calcext:value-type="float" table:number-columns-spanned="1" table:number-rows-spanned="5">
            <text:p>42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_overlap </text:p>
          </table:table-cell>
          <table:table-cell table:style-name="ce9" office:value-type="float" office:value="0.015" calcext:value-type="float">
            <text:p>0.015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n_mixtures </text:p>
          </table:table-cell>
          <table:table-cell table:style-name="ce9" office:value-type="float" office:value="128" calcext:value-type="float">
            <text:p>128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max_iterations </text:p>
          </table:table-cell>
          <table:table-cell table:style-name="ce9" office:value-type="float" office:value="400" calcext:value-type="float">
            <text:p>400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alc_deltas</text:p>
          </table:table-cell>
          <table:table-cell table:style-name="ce10" office:value-type="boolean" office:boolean-value="true" calcext:value-type="boolean">
            <text:p>TRUE</text:p>
          </table:table-cell>
          <table:covered-table-cell table:style-name="ce13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arameters</text:p>
          </table:table-cell>
          <table:covered-table-cell table:style-name="ce1"/>
          <table:table-cell table:style-name="ce1"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</text:p>
          </table:table-cell>
          <table:table-cell table:style-name="ce9" office:value-type="float" office:value="0.03" calcext:value-type="float">
            <text:p>0.03</text:p>
          </table:table-cell>
          <table:table-cell table:style-name="ce4" office:value-type="float" office:value="42.1875" calcext:value-type="float" table:number-columns-spanned="1" table:number-rows-spanned="5">
            <text:p>42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_overlap </text:p>
          </table:table-cell>
          <table:table-cell table:style-name="ce9" office:value-type="float" office:value="0.015" calcext:value-type="float">
            <text:p>0.015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n_mixtures </text:p>
          </table:table-cell>
          <table:table-cell table:style-name="ce9" office:value-type="float" office:value="256" calcext:value-type="float">
            <text:p>256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max_iterations </text:p>
          </table:table-cell>
          <table:table-cell table:style-name="ce9" office:value-type="float" office:value="400" calcext:value-type="float">
            <text:p>400</text:p>
          </table:table-cell>
          <table:covered-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alc_deltas</text:p>
          </table:table-cell>
          <table:table-cell table:style-name="ce10" office:value-type="boolean" office:boolean-value="true" calcext:value-type="boolean">
            <text:p>TRUE</text:p>
          </table:table-cell>
          <table:covered-table-cell table:style-name="ce13"/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Expt 5 : Varying frame size for deciding voiced reg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voiced_threshold_range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 table:number-columns-spanned="2" table:number-rows-spanned="1">
            <text:p>Other Parameters</text:p>
          </table:table-cell>
          <table:covered-table-cell table:style-name="ce3"/>
          <table:table-cell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42.7083333333" calcext:value-type="float">
            <text:p>42.7083333333</text:p>
          </table:table-cell>
          <table:table-cell table:style-name="ce14" office:value-type="string" calcext:value-type="string">
            <text:p>window </text:p>
          </table:table-cell>
          <table:table-cell table:style-name="ce7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42.96875" calcext:value-type="float">
            <text:p>42.96875</text:p>
          </table:table-cell>
          <table:table-cell table:style-name="ce14" office:value-type="string" calcext:value-type="string">
            <text:p>window_overlap </text:p>
          </table:table-cell>
          <table:table-cell table:style-name="ce7" office:value-type="float" office:value="0.015" calcext:value-type="float">
            <text:p>0.015</text:p>
          </table:table-cell>
          <table:table-cell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4.0104166667" calcext:value-type="float">
            <text:p>44.0104166667</text:p>
          </table:table-cell>
          <table:table-cell table:style-name="ce14" office:value-type="string" calcext:value-type="string">
            <text:p>voiced_threshold_mul </text:p>
          </table:table-cell>
          <table:table-cell table:style-name="ce7" office:value-type="float" office:value="0.05" calcext:value-type="float">
            <text:p>0.05</text:p>
          </table:table-cell>
          <table:table-cell/>
        </table:table-row>
        <table:table-row table:style-name="ro1"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42.96875" calcext:value-type="float">
            <text:p>42.96875</text:p>
          </table:table-cell>
          <table:table-cell table:style-name="ce2" office:value-type="string" calcext:value-type="string">
            <text:p>n_mixtures </text:p>
          </table:table-cell>
          <table:table-cell table:style-name="ce7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15" office:value-type="string" calcext:value-type="string">
            <text:p>max_iterations </text:p>
          </table:table-cell>
          <table:table-cell table:style-name="ce16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14" office:value-type="string" calcext:value-type="string">
            <text:p>calc_deltas</text:p>
          </table:table-cell>
          <table:table-cell table:style-name="ce17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3:49:10.794653132</meta:creation-date>
    <meta:generator>LibreOffice/5.1.6.2$Linux_X86_64 LibreOffice_project/10m0$Build-2</meta:generator>
    <dc:date>2017-10-03T10:22:19.528954406</dc:date>
    <meta:editing-duration>PT1H39M23S</meta:editing-duration>
    <meta:editing-cycles>9</meta:editing-cycles>
    <meta:document-statistic meta:table-count="1" meta:cell-count="154" meta:object-count="0"/>
  </office:meta>
</office:document-meta>
</file>